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scripts/>
  <office:font-face-decls/>
  <office:automatic-styles/>
  <office:body>
    <office:spreadsheet>
      <table:table table:name="Sheet1">
        <table:table-row>
          <table:table-cell office:value-type="string">
            <text:p>Date</text:p>
          </table:table-cell>
          <table:table-cell office:value-type="string">
            <text:p>ShiftType</text:p>
          </table:table-cell>
          <table:table-cell office:value-type="string">
            <text:p>RequiredStaffing</text:p>
          </table:table-cell>
          <table:table-cell office:value-type="string">
            <text:p>SpecialtyConstraint</text:p>
          </table:table-cell>
          <table:table-cell office:value-type="string">
            <text:p>StudyType</text:p>
          </table:table-cell>
        </table:table-row>
        <table:table-row>
          <table:table-cell office:value-type="string">
            <text:p>2025-01-01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1-02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1-03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1-04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1-05</text:p>
          </table:table-cell>
          <table:table-cell office:value-type="string">
            <text:p>Afternoon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1-06</text:p>
          </table:table-cell>
          <table:table-cell office:value-type="string">
            <text:p>Night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1-07</text:p>
          </table:table-cell>
          <table:table-cell office:value-type="string">
            <text:p>Morning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1-08</text:p>
          </table:table-cell>
          <table:table-cell office:value-type="string">
            <text:p>Afternoon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1-09</text:p>
          </table:table-cell>
          <table:table-cell office:value-type="string">
            <text:p>Night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1-10</text:p>
          </table:table-cell>
          <table:table-cell office:value-type="string">
            <text:p>Morning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1-11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1-12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1-13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1-14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1-15</text:p>
          </table:table-cell>
          <table:table-cell office:value-type="string">
            <text:p>Night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1-16</text:p>
          </table:table-cell>
          <table:table-cell office:value-type="string">
            <text:p>Morning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1-17</text:p>
          </table:table-cell>
          <table:table-cell office:value-type="string">
            <text:p>Afternoon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1-18</text:p>
          </table:table-cell>
          <table:table-cell office:value-type="string">
            <text:p>Night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1-19</text:p>
          </table:table-cell>
          <table:table-cell office:value-type="string">
            <text:p>Morning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1-20</text:p>
          </table:table-cell>
          <table:table-cell office:value-type="string">
            <text:p>Afternoon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1-21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1-22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1-23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1-24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1-25</text:p>
          </table:table-cell>
          <table:table-cell office:value-type="string">
            <text:p>Morning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1-26</text:p>
          </table:table-cell>
          <table:table-cell office:value-type="string">
            <text:p>Afternoon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1-27</text:p>
          </table:table-cell>
          <table:table-cell office:value-type="string">
            <text:p>Night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1-28</text:p>
          </table:table-cell>
          <table:table-cell office:value-type="string">
            <text:p>Morning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1-29</text:p>
          </table:table-cell>
          <table:table-cell office:value-type="string">
            <text:p>Afternoon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1-30</text:p>
          </table:table-cell>
          <table:table-cell office:value-type="string">
            <text:p>Night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1-31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2-01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2-02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2-03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2-04</text:p>
          </table:table-cell>
          <table:table-cell office:value-type="string">
            <text:p>Afternoon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2-05</text:p>
          </table:table-cell>
          <table:table-cell office:value-type="string">
            <text:p>Night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2-06</text:p>
          </table:table-cell>
          <table:table-cell office:value-type="string">
            <text:p>Morning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2-07</text:p>
          </table:table-cell>
          <table:table-cell office:value-type="string">
            <text:p>Afternoon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2-08</text:p>
          </table:table-cell>
          <table:table-cell office:value-type="string">
            <text:p>Night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2-09</text:p>
          </table:table-cell>
          <table:table-cell office:value-type="string">
            <text:p>Morning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2-10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2-11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2-12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2-13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2-14</text:p>
          </table:table-cell>
          <table:table-cell office:value-type="string">
            <text:p>Night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2-15</text:p>
          </table:table-cell>
          <table:table-cell office:value-type="string">
            <text:p>Morning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2-16</text:p>
          </table:table-cell>
          <table:table-cell office:value-type="string">
            <text:p>Afternoon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2-17</text:p>
          </table:table-cell>
          <table:table-cell office:value-type="string">
            <text:p>Night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2-18</text:p>
          </table:table-cell>
          <table:table-cell office:value-type="string">
            <text:p>Morning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2-19</text:p>
          </table:table-cell>
          <table:table-cell office:value-type="string">
            <text:p>Afternoon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2-20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2-21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2-22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2-23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2-24</text:p>
          </table:table-cell>
          <table:table-cell office:value-type="string">
            <text:p>Morning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2-25</text:p>
          </table:table-cell>
          <table:table-cell office:value-type="string">
            <text:p>Afternoon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2-26</text:p>
          </table:table-cell>
          <table:table-cell office:value-type="string">
            <text:p>Night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2-27</text:p>
          </table:table-cell>
          <table:table-cell office:value-type="string">
            <text:p>Morning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2-28</text:p>
          </table:table-cell>
          <table:table-cell office:value-type="string">
            <text:p>Afternoon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3-01</text:p>
          </table:table-cell>
          <table:table-cell office:value-type="string">
            <text:p>Night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3-02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3-03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3-04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3-05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3-06</text:p>
          </table:table-cell>
          <table:table-cell office:value-type="string">
            <text:p>Afternoon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3-07</text:p>
          </table:table-cell>
          <table:table-cell office:value-type="string">
            <text:p>Night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3-08</text:p>
          </table:table-cell>
          <table:table-cell office:value-type="string">
            <text:p>Morning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3-09</text:p>
          </table:table-cell>
          <table:table-cell office:value-type="string">
            <text:p>Afternoon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3-10</text:p>
          </table:table-cell>
          <table:table-cell office:value-type="string">
            <text:p>Night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3-11</text:p>
          </table:table-cell>
          <table:table-cell office:value-type="string">
            <text:p>Morning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3-12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3-13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3-14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3-15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3-16</text:p>
          </table:table-cell>
          <table:table-cell office:value-type="string">
            <text:p>Night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3-17</text:p>
          </table:table-cell>
          <table:table-cell office:value-type="string">
            <text:p>Morning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3-18</text:p>
          </table:table-cell>
          <table:table-cell office:value-type="string">
            <text:p>Afternoon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3-19</text:p>
          </table:table-cell>
          <table:table-cell office:value-type="string">
            <text:p>Night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3-20</text:p>
          </table:table-cell>
          <table:table-cell office:value-type="string">
            <text:p>Morning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3-21</text:p>
          </table:table-cell>
          <table:table-cell office:value-type="string">
            <text:p>Afternoon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3-22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3-23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3-24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3-25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3-26</text:p>
          </table:table-cell>
          <table:table-cell office:value-type="string">
            <text:p>Morning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3-27</text:p>
          </table:table-cell>
          <table:table-cell office:value-type="string">
            <text:p>Afternoon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3-28</text:p>
          </table:table-cell>
          <table:table-cell office:value-type="string">
            <text:p>Night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3-29</text:p>
          </table:table-cell>
          <table:table-cell office:value-type="string">
            <text:p>Morning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3-30</text:p>
          </table:table-cell>
          <table:table-cell office:value-type="string">
            <text:p>Afternoon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3-31</text:p>
          </table:table-cell>
          <table:table-cell office:value-type="string">
            <text:p>Night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4-01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4-02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4-03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4-04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4-05</text:p>
          </table:table-cell>
          <table:table-cell office:value-type="string">
            <text:p>Afternoon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4-06</text:p>
          </table:table-cell>
          <table:table-cell office:value-type="string">
            <text:p>Night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4-07</text:p>
          </table:table-cell>
          <table:table-cell office:value-type="string">
            <text:p>Morning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4-08</text:p>
          </table:table-cell>
          <table:table-cell office:value-type="string">
            <text:p>Afternoon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4-09</text:p>
          </table:table-cell>
          <table:table-cell office:value-type="string">
            <text:p>Night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4-10</text:p>
          </table:table-cell>
          <table:table-cell office:value-type="string">
            <text:p>Morning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4-11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4-12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4-13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4-14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4-15</text:p>
          </table:table-cell>
          <table:table-cell office:value-type="string">
            <text:p>Night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4-16</text:p>
          </table:table-cell>
          <table:table-cell office:value-type="string">
            <text:p>Morning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4-17</text:p>
          </table:table-cell>
          <table:table-cell office:value-type="string">
            <text:p>Afternoon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4-18</text:p>
          </table:table-cell>
          <table:table-cell office:value-type="string">
            <text:p>Night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4-19</text:p>
          </table:table-cell>
          <table:table-cell office:value-type="string">
            <text:p>Morning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4-20</text:p>
          </table:table-cell>
          <table:table-cell office:value-type="string">
            <text:p>Afternoon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4-21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4-22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4-23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4-24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4-25</text:p>
          </table:table-cell>
          <table:table-cell office:value-type="string">
            <text:p>Morning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4-26</text:p>
          </table:table-cell>
          <table:table-cell office:value-type="string">
            <text:p>Afternoon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4-27</text:p>
          </table:table-cell>
          <table:table-cell office:value-type="string">
            <text:p>Night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4-28</text:p>
          </table:table-cell>
          <table:table-cell office:value-type="string">
            <text:p>Morning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4-29</text:p>
          </table:table-cell>
          <table:table-cell office:value-type="string">
            <text:p>Afternoon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4-30</text:p>
          </table:table-cell>
          <table:table-cell office:value-type="string">
            <text:p>Night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5-01</text:p>
          </table:table-cell>
          <table:table-cell office:value-type="string">
            <text:p>Morning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5-02</text:p>
          </table:table-cell>
          <table:table-cell office:value-type="string">
            <text:p>Afternoon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5-03</text:p>
          </table:table-cell>
          <table:table-cell office:value-type="string">
            <text:p>Night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5-04</text:p>
          </table:table-cell>
          <table:table-cell office:value-type="string">
            <text:p>Morning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5-05</text:p>
          </table:table-cell>
          <table:table-cell office:value-type="string">
            <text:p>Afternoon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5-06</text:p>
          </table:table-cell>
          <table:table-cell office:value-type="string">
            <text:p>Night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5-07</text:p>
          </table:table-cell>
          <table:table-cell office:value-type="string">
            <text:p>Morning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5-08</text:p>
          </table:table-cell>
          <table:table-cell office:value-type="string">
            <text:p>Afternoon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5-09</text:p>
          </table:table-cell>
          <table:table-cell office:value-type="string">
            <text:p>Night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5-10</text:p>
          </table:table-cell>
          <table:table-cell office:value-type="string">
            <text:p>Morning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5-11</text:p>
          </table:table-cell>
          <table:table-cell office:value-type="string">
            <text:p>Afternoon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5-12</text:p>
          </table:table-cell>
          <table:table-cell office:value-type="string">
            <text:p>Night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5-13</text:p>
          </table:table-cell>
          <table:table-cell office:value-type="string">
            <text:p>Morning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5-14</text:p>
          </table:table-cell>
          <table:table-cell office:value-type="string">
            <text:p>Afternoon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5-15</text:p>
          </table:table-cell>
          <table:table-cell office:value-type="string">
            <text:p>Night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5-16</text:p>
          </table:table-cell>
          <table:table-cell office:value-type="string">
            <text:p>Morning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5-17</text:p>
          </table:table-cell>
          <table:table-cell office:value-type="string">
            <text:p>Afternoon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5-18</text:p>
          </table:table-cell>
          <table:table-cell office:value-type="string">
            <text:p>Night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5-19</text:p>
          </table:table-cell>
          <table:table-cell office:value-type="string">
            <text:p>Morning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5-20</text:p>
          </table:table-cell>
          <table:table-cell office:value-type="string">
            <text:p>Afternoon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5-21</text:p>
          </table:table-cell>
          <table:table-cell office:value-type="string">
            <text:p>Night</text:p>
          </table:table-cell>
          <table:table-cell office:value-type="float" office:value="2">
            <text:p>2</text:p>
          </table:table-cell>
          <table:table-cell office:value-type="string">
            <text:p>Emergency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5-22</text:p>
          </table:table-cell>
          <table:table-cell office:value-type="string">
            <text:p>Morning</text:p>
          </table:table-cell>
          <table:table-cell office:value-type="float" office:value="3">
            <text:p>3</text:p>
          </table:table-cell>
          <table:table-cell office:value-type="string">
            <text:p>ICU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5-23</text:p>
          </table:table-cell>
          <table:table-cell office:value-type="string">
            <text:p>Afternoon</text:p>
          </table:table-cell>
          <table:table-cell office:value-type="float" office:value="4">
            <text:p>4</text:p>
          </table:table-cell>
          <table:table-cell office:value-type="string">
            <text:p>Surger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5-24</text:p>
          </table:table-cell>
          <table:table-cell office:value-type="string">
            <text:p>Night</text:p>
          </table:table-cell>
          <table:table-cell office:value-type="float" office:value="5">
            <text:p>5</text:p>
          </table:table-cell>
          <table:table-cell office:value-type="string">
            <text:p>Pediatrics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5-25</text:p>
          </table:table-cell>
          <table:table-cell office:value-type="string">
            <text:p>Morning</text:p>
          </table:table-cell>
          <table:table-cell office:value-type="float" office:value="6">
            <text:p>6</text:p>
          </table:table-cell>
          <table:table-cell office:value-type="string">
            <text:p>Cardiolog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5-26</text:p>
          </table:table-cell>
          <table:table-cell office:value-type="string">
            <text:p>Afternoon</text:p>
          </table:table-cell>
          <table:table-cell office:value-type="float" office:value="7">
            <text:p>7</text:p>
          </table:table-cell>
          <table:table-cell office:value-type="string">
            <text:p>Emergency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5-27</text:p>
          </table:table-cell>
          <table:table-cell office:value-type="string">
            <text:p>Night</text:p>
          </table:table-cell>
          <table:table-cell office:value-type="float" office:value="8">
            <text:p>8</text:p>
          </table:table-cell>
          <table:table-cell office:value-type="string">
            <text:p>ICU</text:p>
          </table:table-cell>
          <table:table-cell office:value-type="string">
            <text:p>Type-C</text:p>
          </table:table-cell>
        </table:table-row>
        <table:table-row>
          <table:table-cell office:value-type="string">
            <text:p>2025-05-28</text:p>
          </table:table-cell>
          <table:table-cell office:value-type="string">
            <text:p>Morning</text:p>
          </table:table-cell>
          <table:table-cell office:value-type="float" office:value="9">
            <text:p>9</text:p>
          </table:table-cell>
          <table:table-cell office:value-type="string">
            <text:p>Surgery</text:p>
          </table:table-cell>
          <table:table-cell office:value-type="string">
            <text:p>Type-A</text:p>
          </table:table-cell>
        </table:table-row>
        <table:table-row>
          <table:table-cell office:value-type="string">
            <text:p>2025-05-29</text:p>
          </table:table-cell>
          <table:table-cell office:value-type="string">
            <text:p>Afternoon</text:p>
          </table:table-cell>
          <table:table-cell office:value-type="float" office:value="10">
            <text:p>10</text:p>
          </table:table-cell>
          <table:table-cell office:value-type="string">
            <text:p>Pediatrics</text:p>
          </table:table-cell>
          <table:table-cell office:value-type="string">
            <text:p>Type-B</text:p>
          </table:table-cell>
        </table:table-row>
        <table:table-row>
          <table:table-cell office:value-type="string">
            <text:p>2025-05-30</text:p>
          </table:table-cell>
          <table:table-cell office:value-type="string">
            <text:p>Night</text:p>
          </table:table-cell>
          <table:table-cell office:value-type="float" office:value="11">
            <text:p>11</text:p>
          </table:table-cell>
          <table:table-cell office:value-type="string">
            <text:p>Cardiology</text:p>
          </table:table-cell>
          <table:table-cell office:value-type="string">
            <text:p>Type-C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/>
  <office:styles/>
  <office:automatic-styles/>
  <office:master-styles/>
</office:document-styles>
</file>